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c662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dea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------------------------------------------------------------------------</text:p>
      <text:p text:style-name="Preformatted_20_Text"><text:s/>La Boîte à chansons - https://www.boiteachansons.net</text:p>
      <text:p text:style-name="Preformatted_20_Text"><text:s/>------------------------------------------------------------------------</text:p>
      <text:p text:style-name="Preformatted_20_Text"><text:s/>Artiste : Garou</text:p>
      <text:p text:style-name="Preformatted_20_Text"><text:s/>Titre <text:s text:c="2"/>: Sous le vent</text:p>
      <text:p text:style-name="Preformatted_20_Text"><text:s/>Paroles et musique : Jacques Veneruso</text:p>
      <text:p text:style-name="Preformatted_20_Text"/>
      <text:p text:style-name="Preformatted_20_Text"><text:s/>Capo II</text:p>
      <text:p text:style-name="Preformatted_20_Text"><text:s/>------------------------------------------------------------------------ </text:p>
      <text:p text:style-name="Preformatted_20_Text"/>
      <text:p text:style-name="Preformatted_20_Text"><text:s/>Intro`: Em <text:s text:c="2"/>C <text:s text:c="2"/>G </text:p>
      <text:p text:style-name="Preformatted_20_Text"/>
      <text:p text:style-name="Preformatted_20_Text"/>
      <text:p text:style-name="Preformatted_20_Text"><text:s/>Em/<text:span text:style-name="T1">F</text:span> <text:s text:c="7"/>C <text:s text:c="15"/>G </text:p>
      <text:p text:style-name="Preformatted_20_Text"><text:s/>Et si tu crois que j'ai eu peur, c'est faux</text:p>
      <text:p text:style-name="Preformatted_20_Text"><text:s/>Em <text:s text:c="10"/>C <text:s text:c="14"/>G <text:s text:c="15"/>D </text:p>
      <text:p text:style-name="Preformatted_20_Text"><text:s/>Je donne des vacances à mon c½ur, un peu de repos</text:p>
      <text:p text:style-name="Preformatted_20_Text"><text:s/>Em <text:s text:c="8"/>C <text:s text:c="14"/>G </text:p>
      <text:p text:style-name="Preformatted_20_Text"><text:s/>Et si tu crois que j'ai eu tort, attends!</text:p>
      <text:p text:style-name="Preformatted_20_Text"><text:s/>Em <text:s text:c="15"/>C <text:s text:c="7"/>G <text:s text:c="19"/>D </text:p>
      <text:p text:style-name="P1"><text:s/>Respire un peu le souffle d'or qui me pousse en avant, et</text:p>
      <text:p text:style-name="Preformatted_20_Text"/>
      <text:p text:style-name="Preformatted_20_Text"/>
      <text:p text:style-name="Preformatted_20_Text"><text:s/>Am <text:s text:c="27"/>C </text:p>
      <text:p text:style-name="Preformatted_20_Text"><text:s/>Fais comme si j'avais pris la mer, j'ai sorti la</text:p>
      <text:p text:style-name="Preformatted_20_Text"><text:s text:c="9"/>G <text:s text:c="27"/>D </text:p>
      <text:p text:style-name="Preformatted_20_Text"><text:s/>grande voile, et j'ai glissé sous le vent</text:p>
      <text:p text:style-name="Preformatted_20_Text"><text:s/>Am <text:s text:c="28"/>C </text:p>
      <text:p text:style-name="Preformatted_20_Text"><text:s/>Fais comme si je quittais la terre, j'ai trouvé</text:p>
      <text:p text:style-name="Preformatted_20_Text"><text:s text:c="5"/>G <text:s text:c="24"/>D </text:p>
      <text:p text:style-name="Preformatted_20_Text"><text:s/>mon étoile, je l'ai suivie un instan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2:04:35.176000000</meta:creation-date>
    <dc:date>2020-06-03T00:49:02.723000000</dc:date>
    <meta:editing-duration>PT2H17M54S</meta:editing-duration>
    <meta:editing-cycles>11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5" meta:word-count="129" meta:character-count="1051" meta:non-whitespace-character-count="666"/>
  </office:meta>
</office:document-meta>
</file>